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FMono-Regular" svg:font-family="SFMono-Regular, Consolas, 'Liberation Mono', Menlo, Courier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01e357" officeooo:paragraph-rsid="0001e357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e8eff" officeooo:paragraph-rsid="001e8eff" style:font-size-asian="15.75pt" style:font-weight-asian="normal" style:font-size-complex="18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2b801a" officeooo:paragraph-rsid="002b801a" style:font-size-asian="15.75pt" style:font-weight-asian="normal" style:font-size-complex="18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2d4ed1" officeooo:paragraph-rsid="002d4ed1" style:font-size-asian="15.75pt" style:font-weight-asian="normal" style:font-size-complex="18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2f2ea9" officeooo:paragraph-rsid="002f2ea9" style:font-size-asian="15.75pt" style:font-weight-asian="normal" style:font-size-complex="18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2fbbdc" officeooo:paragraph-rsid="002fbbdc" style:font-size-asian="15.75pt" style:font-weight-asian="normal" style:font-size-complex="18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4bd98c" officeooo:paragraph-rsid="004bd98c" style:font-size-asian="15.75pt" style:font-weight-asian="normal" style:font-size-complex="18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4d6990" officeooo:paragraph-rsid="004d6990" style:font-size-asian="15.75pt" style:font-weight-asian="normal" style:font-size-complex="18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4f525c" officeooo:paragraph-rsid="004f525c" style:font-size-asian="15.75pt" style:font-weight-asian="normal" style:font-size-complex="18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56f00e" officeooo:paragraph-rsid="0056f00e" style:font-size-asian="15.75pt" style:font-weight-asian="normal" style:font-size-complex="18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590c26" officeooo:paragraph-rsid="00590c26" style:font-size-asian="15.75pt" style:font-weight-asian="normal" style:font-size-complex="18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5ad04c" officeooo:paragraph-rsid="005ba45e" style:font-size-asian="15.75pt" style:font-weight-asian="normal" style:font-size-complex="18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5ba45e" officeooo:paragraph-rsid="005ba45e" style:font-size-asian="15.75pt" style:font-weight-asian="normal" style:font-size-complex="18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5fa6e4" officeooo:paragraph-rsid="005fa6e4" style:font-size-asian="15.75pt" style:font-weight-asian="normal" style:font-size-complex="18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61206f" officeooo:paragraph-rsid="0061206f" style:font-size-asian="15.75pt" style:font-weight-asian="normal" style:font-size-complex="18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6348ee" officeooo:paragraph-rsid="006348ee" style:font-size-asian="15.75pt" style:font-weight-asian="normal" style:font-size-complex="18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66d4ce" officeooo:paragraph-rsid="0066d4ce" style:font-size-asian="15.75pt" style:font-weight-asian="normal" style:font-size-complex="18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68b303" officeooo:paragraph-rsid="006902ec" style:font-size-asian="15.75pt" style:font-weight-asian="normal" style:font-size-complex="18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6fb7e2" officeooo:paragraph-rsid="006fb7e2" style:font-size-asian="15.75pt" style:font-weight-asian="normal" style:font-size-complex="18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70f9db" officeooo:paragraph-rsid="0070f9db" style:font-size-asian="15.75pt" style:font-weight-asian="normal" style:font-size-complex="18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71acbb" officeooo:paragraph-rsid="0071acbb" style:font-size-asian="15.75pt" style:font-weight-asian="normal" style:font-size-complex="18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73867c" officeooo:paragraph-rsid="00766e89" style:font-size-asian="15.75pt" style:font-weight-asian="normal" style:font-size-complex="18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785595" officeooo:paragraph-rsid="00785595" style:font-size-asian="15.75pt" style:font-weight-asian="normal" style:font-size-complex="18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036755" officeooo:paragraph-rsid="00036755" style:font-size-asian="18pt" style:font-weight-asian="normal" style:font-size-complex="18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0ba89c" officeooo:paragraph-rsid="000ba89c" style:font-size-asian="18pt" style:font-weight-asian="normal" style:font-size-complex="18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0e7d69" officeooo:paragraph-rsid="000e7d69" style:font-size-asian="18pt" style:font-weight-asian="normal" style:font-size-complex="18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5b02b" officeooo:paragraph-rsid="0015b02b" style:font-size-asian="18pt" style:font-weight-asian="normal" style:font-size-complex="18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6e42c" officeooo:paragraph-rsid="0016e42c" style:font-size-asian="18pt" style:font-weight-asian="normal" style:font-size-complex="18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84f64" officeooo:paragraph-rsid="00184f64" style:font-size-asian="18pt" style:font-weight-asian="normal" style:font-size-complex="18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3d8223" officeooo:paragraph-rsid="003d8223" style:font-size-asian="18pt" style:font-weight-asian="normal" style:font-size-complex="18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36e2cc" officeooo:paragraph-rsid="0036e2cc" style:font-size-asian="18pt" style:font-weight-asian="normal" style:font-size-complex="18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53104a" officeooo:paragraph-rsid="0053104a" style:font-size-asian="18pt" style:font-weight-asian="normal" style:font-size-complex="18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0c076b" officeooo:paragraph-rsid="000c076b" style:font-size-asian="18pt" style:font-weight-asian="normal" style:font-size-complex="18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6044d3" officeooo:paragraph-rsid="006044d3" style:font-size-asian="18pt" style:font-weight-asian="normal" style:font-size-complex="18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7f5bb1" officeooo:paragraph-rsid="007f5bb1" style:font-size-asian="18pt" style:font-weight-asian="normal" style:font-size-complex="18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822ab5" officeooo:paragraph-rsid="00822ab5" style:font-size-asian="18pt" style:font-weight-asian="normal" style:font-size-complex="18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839f1a" officeooo:paragraph-rsid="00839f1a" style:font-size-asian="18pt" style:font-weight-asian="normal" style:font-size-complex="18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1e357" officeooo:paragraph-rsid="0001e357" style:font-size-asian="12.25pt" style:font-weight-asian="normal" style:font-size-complex="14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1f893" officeooo:paragraph-rsid="0001f893" style:font-size-asian="12.25pt" style:font-weight-asian="normal" style:font-size-complex="14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36755" officeooo:paragraph-rsid="00036755" style:font-size-asian="12.25pt" style:font-weight-asian="normal" style:font-size-complex="14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ba89c" officeooo:paragraph-rsid="000ba89c" style:font-size-asian="12.25pt" style:font-weight-asian="normal" style:font-size-complex="14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4370ba" officeooo:paragraph-rsid="004370ba" style:font-size-asian="12.25pt" style:font-weight-asian="normal" style:font-size-complex="14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4pt" fo:font-weight="normal" officeooo:rsid="000298f9" officeooo:paragraph-rsid="000298f9" style:font-size-asian="12.25pt" style:font-weight-asian="normal" style:font-size-complex="14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472362" officeooo:paragraph-rsid="004370ba" style:font-size-asian="14pt" style:font-weight-asian="normal" style:font-size-complex="16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22pt" style:text-underline-style="none" fo:font-weight="bold" officeooo:rsid="000ba89c" officeooo:paragraph-rsid="000ba89c" style:font-size-asian="22pt" style:font-weight-asian="bold" style:font-size-complex="22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22pt" style:text-underline-style="none" fo:font-weight="bold" officeooo:rsid="000ba89c" officeooo:paragraph-rsid="0019daf5" style:font-size-asian="22pt" style:font-weight-asian="bold" style:font-size-complex="22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22pt" style:text-underline-style="none" fo:font-weight="bold" officeooo:rsid="000ba89c" officeooo:paragraph-rsid="00550ef8" style:font-size-asian="22pt" style:font-weight-asian="bold" style:font-size-complex="22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22pt" style:text-underline-style="none" fo:font-weight="bold" officeooo:rsid="000ba89c" officeooo:paragraph-rsid="006348ee" style:font-size-asian="22pt" style:font-weight-asian="bold" style:font-size-complex="22pt" style:font-weight-complex="bold"/>
    </style:style>
    <style:style style:name="P49" style:family="paragraph" style:parent-style-name="Standard">
      <style:paragraph-properties fo:text-align="center" style:justify-single-word="false"/>
      <style:text-properties fo:font-size="22pt" style:text-underline-style="none" fo:font-weight="bold" officeooo:rsid="0019daf5" officeooo:paragraph-rsid="0019daf5" style:font-size-asian="22pt" style:font-weight-asian="bold" style:font-size-complex="22pt" style:font-weight-complex="bold"/>
    </style:style>
    <style:style style:name="P50" style:family="paragraph" style:parent-style-name="Standard">
      <style:paragraph-properties fo:text-align="center" style:justify-single-word="false"/>
      <style:text-properties fo:font-size="22pt" style:text-underline-style="none" fo:font-weight="bold" officeooo:rsid="0019daf5" officeooo:paragraph-rsid="00550ef8" style:font-size-asian="22pt" style:font-weight-asian="bold" style:font-size-complex="22pt" style:font-weight-complex="bold"/>
    </style:style>
    <style:style style:name="P51" style:family="paragraph" style:parent-style-name="Standard">
      <style:paragraph-properties fo:text-align="center" style:justify-single-word="false"/>
      <style:text-properties fo:font-size="22pt" style:text-underline-style="none" fo:font-weight="bold" officeooo:rsid="006348ee" officeooo:paragraph-rsid="006348ee" style:font-size-asian="22pt" style:font-weight-asian="bold" style:font-size-complex="22pt" style:font-weight-complex="bold"/>
    </style:style>
    <style:style style:name="P52" style:family="paragraph" style:parent-style-name="Standard">
      <style:paragraph-properties fo:text-align="center" style:justify-single-word="false"/>
      <style:text-properties fo:font-size="22pt" style:text-underline-style="none" fo:font-weight="bold" officeooo:rsid="007bd464" officeooo:paragraph-rsid="007bd464" style:font-size-asian="22pt" style:font-weight-asian="bold" style:font-size-complex="22pt" style:font-weight-complex="bold"/>
    </style:style>
    <style:style style:name="P53" style:family="paragraph" style:parent-style-name="Preformatted_20_Text">
      <style:paragraph-properties fo:text-align="start" style:justify-single-word="false"/>
      <style:text-properties fo:font-size="16pt" style:text-underline-style="none" fo:font-weight="normal" officeooo:rsid="00472362" officeooo:paragraph-rsid="004370ba" style:font-size-asian="14pt" style:font-weight-asian="normal" style:font-size-complex="16pt" style:font-weight-complex="normal"/>
    </style:style>
    <style:style style:name="P54" style:family="paragraph" style:parent-style-name="Preformatted_20_Text">
      <style:paragraph-properties fo:margin-top="0cm" fo:margin-bottom="0cm" loext:contextual-spacing="false" fo:line-height="145%" fo:orphans="2" fo:widows="2" fo:padding="0cm" fo:border="none"/>
    </style:style>
    <style:style style:name="P55" style:family="paragraph" style:parent-style-name="Standard" style:list-style-name="L1">
      <style:paragraph-properties fo:text-align="start" style:justify-single-word="false"/>
      <style:text-properties fo:font-size="18pt" style:text-underline-style="solid" style:text-underline-width="auto" style:text-underline-color="font-color" fo:font-weight="normal" officeooo:rsid="0001e357" officeooo:paragraph-rsid="0001e357" style:font-size-asian="15.75pt" style:font-weight-asian="normal" style:font-size-complex="18pt" style:font-weight-complex="normal"/>
    </style:style>
    <style:style style:name="P56" style:family="paragraph" style:parent-style-name="Standard" style:list-style-name="L2">
      <style:paragraph-properties fo:text-align="start" style:justify-single-word="false"/>
      <style:text-properties fo:font-size="18pt" style:text-underline-style="solid" style:text-underline-width="auto" style:text-underline-color="font-color" fo:font-weight="normal" officeooo:rsid="00036755" officeooo:paragraph-rsid="00036755" style:font-size-asian="18pt" style:font-weight-asian="normal" style:font-size-complex="18pt" style:font-weight-complex="normal"/>
    </style:style>
    <style:style style:name="P57" style:family="paragraph" style:parent-style-name="Standard" style:list-style-name="L2">
      <style:paragraph-properties fo:text-align="start" style:justify-single-word="false"/>
      <style:text-properties fo:font-size="18pt" style:text-underline-style="solid" style:text-underline-width="auto" style:text-underline-color="font-color" fo:font-weight="normal" officeooo:rsid="003e24e0" officeooo:paragraph-rsid="003e24e0" style:font-size-asian="18pt" style:font-weight-asian="normal" style:font-size-complex="18pt" style:font-weight-complex="normal"/>
    </style:style>
    <style:style style:name="P58" style:family="paragraph" style:parent-style-name="Standard" style:list-style-name="L2">
      <style:paragraph-properties fo:text-align="start" style:justify-single-word="false"/>
      <style:text-properties fo:font-size="18pt" style:text-underline-style="solid" style:text-underline-width="auto" style:text-underline-color="font-color" fo:font-weight="normal" officeooo:rsid="0010f760" officeooo:paragraph-rsid="0010f760" style:font-size-asian="18pt" style:font-weight-asian="normal" style:font-size-complex="18pt" style:font-weight-complex="normal"/>
    </style:style>
    <style:style style:name="P59" style:family="paragraph" style:parent-style-name="Standard" style:list-style-name="L2">
      <style:paragraph-properties fo:text-align="start" style:justify-single-word="false"/>
      <style:text-properties fo:font-size="18pt" style:text-underline-style="solid" style:text-underline-width="auto" style:text-underline-color="font-color" fo:font-weight="normal" officeooo:rsid="00069fc4" officeooo:paragraph-rsid="00069fc4" style:font-size-asian="18pt" style:font-weight-asian="normal" style:font-size-complex="18pt" style:font-weight-complex="normal"/>
    </style:style>
    <style:style style:name="P60" style:family="paragraph" style:parent-style-name="Standard" style:list-style-name="L2">
      <style:paragraph-properties fo:text-align="start" style:justify-single-word="false"/>
      <style:text-properties fo:font-size="18pt" style:text-underline-style="solid" style:text-underline-width="auto" style:text-underline-color="font-color" fo:font-weight="normal" officeooo:rsid="0009fdf9" officeooo:paragraph-rsid="000ae4c9" style:font-size-asian="18pt" style:font-weight-asian="normal" style:font-size-complex="18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6902ec" officeooo:paragraph-rsid="006ac963" style:font-size-asian="15.75pt" style:font-weight-asian="normal" style:font-size-complex="18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6ac963" officeooo:paragraph-rsid="006ac963" style:font-size-asian="15.75pt" style:font-weight-asian="normal" style:font-size-complex="18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766e89" officeooo:paragraph-rsid="00766e89" style:font-size-asian="15.75pt" style:font-weight-asian="normal" style:font-size-complex="18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7d7370" officeooo:paragraph-rsid="007d7370" style:font-size-asian="15.75pt" style:font-weight-asian="normal" style:font-size-complex="18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87c060" officeooo:paragraph-rsid="0087c060" style:font-size-asian="15.75pt" style:font-weight-asian="normal" style:font-size-complex="18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8pt" style:text-underline-style="none" fo:font-weight="bold" officeooo:rsid="0085c678" officeooo:paragraph-rsid="0085c678" style:font-size-asian="15.75pt" style:font-weight-asian="bold" style:font-size-complex="18pt" style:font-weight-complex="bold"/>
    </style:style>
    <style:style style:name="T1" style:family="text">
      <style:text-properties officeooo:rsid="0001f893"/>
    </style:style>
    <style:style style:name="T2" style:family="text">
      <style:text-properties officeooo:rsid="000ae4c9"/>
    </style:style>
    <style:style style:name="T3" style:family="text">
      <style:text-properties officeooo:rsid="000d14ba"/>
    </style:style>
    <style:style style:name="T4" style:family="text">
      <style:text-properties officeooo:rsid="0012b683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officeooo:rsid="0016e42c"/>
    </style:style>
    <style:style style:name="T7" style:family="text">
      <style:text-properties fo:background-color="#ffff00" loext:char-shading-value="0"/>
    </style:style>
    <style:style style:name="T8" style:family="text">
      <style:text-properties officeooo:rsid="0016e42c" fo:background-color="#ffff00" loext:char-shading-value="0"/>
    </style:style>
    <style:style style:name="T9" style:family="text">
      <style:text-properties officeooo:rsid="002d915b" fo:background-color="#ffff00" loext:char-shading-value="0"/>
    </style:style>
    <style:style style:name="T10" style:family="text">
      <style:text-properties officeooo:rsid="002f46ce" fo:background-color="#ffff00" loext:char-shading-value="0"/>
    </style:style>
    <style:style style:name="T11" style:family="text">
      <style:text-properties officeooo:rsid="00384b2f" fo:background-color="#ffff00" loext:char-shading-value="0"/>
    </style:style>
    <style:style style:name="T12" style:family="text">
      <style:text-properties officeooo:rsid="004816d3" fo:background-color="#ffff00" loext:char-shading-value="0"/>
    </style:style>
    <style:style style:name="T13" style:family="text">
      <style:text-properties officeooo:rsid="0019daf5"/>
    </style:style>
    <style:style style:name="T14" style:family="text">
      <style:text-properties officeooo:rsid="0024286c"/>
    </style:style>
    <style:style style:name="T15" style:family="text">
      <style:text-properties officeooo:rsid="002d915b"/>
    </style:style>
    <style:style style:name="T16" style:family="text">
      <style:text-properties officeooo:rsid="002f46ce"/>
    </style:style>
    <style:style style:name="T17" style:family="text">
      <style:text-properties officeooo:rsid="00384b2f"/>
    </style:style>
    <style:style style:name="T18" style:family="text">
      <style:text-properties fo:font-size="20pt" fo:font-weight="bold" style:font-size-asian="20pt" style:font-weight-asian="bold" style:font-size-complex="20pt" style:font-weight-complex="bold"/>
    </style:style>
    <style:style style:name="T19" style:family="text">
      <style:text-properties officeooo:rsid="004816d3"/>
    </style:style>
    <style:style style:name="T20" style:family="text">
      <style:text-properties fo:font-variant="normal" fo:text-transform="none" fo:color="#24292e" style:font-name="SFMono-Regular" fo:font-size="9.75pt" fo:letter-spacing="normal" fo:font-style="normal" fo:font-weight="normal" fo:background-color="transparent" loext:char-shading-value="0" loext:padding="0cm" loext:border="none"/>
    </style:style>
    <style:style style:name="T21" style:family="text">
      <style:text-properties fo:font-variant="normal" fo:text-transform="none" fo:color="#24292e" style:font-name="SFMono-Regular" fo:font-size="9.75pt" fo:letter-spacing="normal" fo:font-style="normal" fo:background-color="transparent" loext:char-shading-value="0" loext:padding="0cm" loext:border="none"/>
    </style:style>
    <style:style style:name="T22" style:family="text">
      <style:text-properties officeooo:rsid="004d6990"/>
    </style:style>
    <style:style style:name="T23" style:family="text">
      <style:text-properties officeooo:rsid="00550ef8"/>
    </style:style>
    <style:style style:name="T24" style:family="text">
      <style:text-properties officeooo:rsid="0058e41e"/>
    </style:style>
    <style:style style:name="T25" style:family="text">
      <style:text-properties officeooo:rsid="0059d9a9"/>
    </style:style>
    <style:style style:name="T26" style:family="text">
      <style:text-properties officeooo:rsid="005ba45e"/>
    </style:style>
    <style:style style:name="T27" style:family="text">
      <style:text-properties officeooo:rsid="006044d3"/>
    </style:style>
    <style:style style:name="T28" style:family="text">
      <style:text-properties officeooo:rsid="006348ee"/>
    </style:style>
    <style:style style:name="T29" style:family="text">
      <style:text-properties style:text-underline-style="solid" style:text-underline-width="auto" style:text-underline-color="font-color" fo:background-color="#ffff00" loext:char-shading-value="0"/>
    </style:style>
    <style:style style:name="T30" style:family="text">
      <style:text-properties officeooo:rsid="0071a5b4"/>
    </style:style>
    <style:style style:name="T31" style:family="text">
      <style:text-properties officeooo:rsid="0073867c"/>
    </style:style>
    <style:style style:name="T32" style:family="text">
      <style:text-properties officeooo:rsid="00765a80"/>
    </style:style>
    <style:style style:name="T33" style:family="text">
      <style:text-properties officeooo:rsid="007ff1b3"/>
    </style:style>
    <style:style style:name="T34" style:family="text">
      <style:text-properties officeooo:rsid="00813e5a"/>
    </style:style>
    <style:style style:name="T35" style:family="text">
      <style:text-properties officeooo:rsid="00816788"/>
    </style:style>
    <text:list-style style:name="L1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hub</text:p>
      <text:p text:style-name="P43">1) Most famous Git implementation</text:p>
      <text:p text:style-name="P43">2) Git is CLI, GitHub provides Web-based GUI</text:p>
      <text:p text:style-name="P43">3) Make is easy for Open-source project contribution</text:p>
      <text:p text:style-name="P43">4) public and private profile</text:p>
      <text:p text:style-name="P43">5) GitHub Desktop software &amp; Many other features</text:p>
      <text:p text:style-name="P43">6) Many companies look at the online profile for hiring</text:p>
      <text:p text:style-name="P43"/>
      <text:list xml:id="list8803805861015872974" text:style-name="L1">
        <text:list-item>
          <text:p text:style-name="P55">Version Cotrol System :-</text:p>
        </text:list-item>
      </text:list>
      <text:p text:style-name="P38">1) <text:span text:style-name="T1">A way to keep track of changes files</text:span></text:p>
      <text:p text:style-name="P39">2) Collaboration between developers</text:p>
      <text:p text:style-name="P39">3) keep track of all WHO Did what</text:p>
      <text:p text:style-name="P39">4) Merge and Revert</text:p>
      <text:p text:style-name="P39">5) Easy Recovery if something is messed up</text:p>
      <text:p text:style-name="P39"/>
      <text:list xml:id="list8081466688420952272" text:style-name="L2">
        <text:list-item>
          <text:p text:style-name="P56">GitHub Commands</text:p>
        </text:list-item>
        <text:list-item>
          <text:p text:style-name="P57">sudo apt-get install git</text:p>
        </text:list-item>
        <text:list-item>
          <text:p text:style-name="P58"><text:span text:style-name="T4">learn git :- </text:span><text:a xlink:type="simple" xlink:href="https://www.youtube.com/watch?v=kda3i8v3p3Y&amp;list=PL_HlKez9XCSNExhnKOYAGOhedSPaUE9cB&amp;index=4" text:style-name="Internet_20_link" text:visited-style-name="Visited_20_Internet_20_Link"><text:span text:style-name="T5">https://www.youtube.com/watch?v=kda3i8v3p3Y&amp;list=PL_HlKez9XCSNExhnKOYAGOhedSPaUE9cB&amp;index=4</text:span></text:a></text:p>
        </text:list-item>
        <text:list-item>
          <text:p text:style-name="P59">Download Git :- <text:a xlink:type="simple" xlink:href="https://git-scm.com/" text:style-name="Internet_20_link" text:visited-style-name="Visited_20_Internet_20_Link">https://git-scm.com/</text:a></text:p>
        </text:list-item>
        <text:list-item>
          <text:p text:style-name="P60">Download Cmder :- <text:s/><text:a xlink:type="simple" xlink:href="http://cmder.net/" text:style-name="Internet_20_link" text:visited-style-name="Visited_20_Internet_20_Link"><text:span text:style-name="T2">http://cmder.net/</text:span></text:a></text:p>
          <text:p text:style-name="P60"/>
        </text:list-item>
      </text:list>
      <text:p text:style-name="P24">1) git config --global user.email “your email address”</text:p>
      <text:p text:style-name="P24">2) git config --global user.name “Your Name”</text:p>
      <text:p text:style-name="P40"/>
      <text:p text:style-name="P42"><text:span text:style-name="T18">Create The Repository on the command line</text:span> </text:p>
      <text:p text:style-name="P53"><text:span text:style-name="Source_20_Text"><text:span text:style-name="T21">touch README.md</text:span></text:span></text:p>
      <text:p text:style-name="P54"><text:span text:style-name="Source_20_Text"><text:span text:style-name="T20">git init</text:span></text:span></text:p>
      <text:p text:style-name="P54"><text:span text:style-name="Source_20_Text"><text:span text:style-name="T20">git add README.md</text:span></text:span></text:p>
      <text:p text:style-name="P54"><text:span text:style-name="Source_20_Text"><text:span text:style-name="T20">git commit -m "first commit"</text:span></text:span></text:p>
      <text:p text:style-name="P54"><text:span text:style-name="Source_20_Text"><text:span text:style-name="T20">git remote add origin git@github.com:alexpchin/&lt;reponame&gt;.git</text:span></text:span></text:p>
      <text:p text:style-name="P54"><text:span text:style-name="Source_20_Text"><text:span text:style-name="T20">git push -u origin master</text:span></text:span></text:p>
      <text:p text:style-name="P44"/>
      <text:p text:style-name="P45">Git Part 1 :-</text:p>
      <text:p text:style-name="P41"/>
      <text:p text:style-name="P25">1) <text:span text:style-name="T12">Create A Git Project</text:span><text:span text:style-name="T19"> :- </text:span>git init</text:p>
      <text:p text:style-name="P25">2) git add [filename] || -A</text:p>
      <text:p text:style-name="P25">3) git status</text:p>
      <text:p text:style-name="P25">4) git commit -m “msg”</text:p>
      <text:p text:style-name="P33"><text:soft-page-break/>5) <text:span text:style-name="T3">git remote add origin repoName</text:span></text:p>
      <text:p text:style-name="P34">6) git remote -v</text:p>
      <text:p text:style-name="P26"><text:span text:style-name="T27">7</text:span>) git push origin master</text:p>
      <text:p text:style-name="P26"><text:span text:style-name="T27">8</text:span>) git clone repoName</text:p>
      <text:p text:style-name="P26"><text:span text:style-name="T27">8</text:span>) git pull origin master</text:p>
      <text:p text:style-name="P30"><text:span text:style-name="T27">10</text:span>) git diff</text:p>
      <text:p text:style-name="P30"/>
      <text:p text:style-name="P46">Git Part <text:span text:style-name="T13">2</text:span> :-</text:p>
      <text:p text:style-name="P27"><text:span text:style-name="T14">1</text:span>) <text:span text:style-name="T8">show the branches</text:span><text:span text:style-name="T6"> :- </text:span>git branch</text:p>
      <text:p text:style-name="P28"><text:span text:style-name="T14">2</text:span>) <text:span text:style-name="T7">Create The Branch </text:span>:- git branch new_branch_name</text:p>
      <text:p text:style-name="P29"><text:span text:style-name="T14">3</text:span>) <text:span text:style-name="T7">Switch to another branch </text:span>:- git checkout branch_name</text:p>
      <text:p text:style-name="P31">4) <text:span text:style-name="T7">Create and Switch branch</text:span> :- git checkout -m branch_name</text:p>
      <text:p text:style-name="P32">5) Delete Branch :- git branch -d branch name</text:p>
      <text:p text:style-name="P35">6) U<text:span text:style-name="T34">n</text:span>do all the file :- git checkout -- . (. for all <text:span text:style-name="T33">files</text:span>) <text:span text:style-name="T35">= it is only work before you commit it after commit it not work</text:span></text:p>
      <text:p text:style-name="P36">7) git revert command :- git revert commit_id</text:p>
      <text:p text:style-name="P37">8) Delete Branch from Github :- git push --delete &lt;remote-name&gt; &lt;Your Branch Name&gt; #SHA256:nThbg6kXUpJWGl7E1IGOCspRomTxdCARLviKw6E#5SY8.</text:p>
      <text:p text:style-name="P46">Git Part <text:span text:style-name="T13">3</text:span> :-</text:p>
      <text:p text:style-name="P49">Git Log Command</text:p>
      <text:p text:style-name="P2">1) <text:span text:style-name="T7">show all the log</text:span> :- git log</text:p>
      <text:p text:style-name="P3">2)<text:span text:style-name="T7"> Show last commited transaction</text:span> :- git log -anynumber</text:p>
      <text:p text:style-name="P4">3) <text:span text:style-name="T9">show all the log in one line</text:span><text:span text:style-name="T15"> :- git log oneline</text:span></text:p>
      <text:p text:style-name="P5">4) <text:span text:style-name="T10">show author log</text:span><text:span text:style-name="T16"> :- git log -i --author = ”author name”</text:span></text:p>
      <text:p text:style-name="P6">5) <text:span text:style-name="T11">Search The anyone</text:span><text:span text:style-name="T17"> :- git log -i --grep = “search content”</text:span></text:p>
      <text:p text:style-name="P7">6) git reset :- <text:span text:style-name="T22">to unstage all files</text:span></text:p>
      <text:p text:style-name="P8">7) git reset HEAD &lt;file&gt; :- To unstage commited specific files</text:p>
      <text:p text:style-name="P9">8) git rm filename(with or without path)</text:p>
      <text:p text:style-name="P47"/>
      <text:p text:style-name="P47"/>
      <text:p text:style-name="P47"/>
      <text:p text:style-name="P47"><text:soft-page-break/>Git Part <text:span text:style-name="T23">4</text:span> :-</text:p>
      <text:p text:style-name="P50">Git <text:span text:style-name="T23">Stash</text:span> Command</text:p>
      <text:p text:style-name="P10"><text:span text:style-name="T24">1) </text:span>git stash save “anyname”</text:p>
      <text:p text:style-name="P11">2) git stash list</text:p>
      <text:p text:style-name="P11">3) <text:span text:style-name="T25">git stash apply {UniqueId / Stashname}</text:span></text:p>
      <text:p text:style-name="P12">4) <text:span text:style-name="T26">git stash drop {UniqueId / Stashname}</text:span></text:p>
      <text:p text:style-name="P13">5) git stash pop</text:p>
      <text:p text:style-name="P13">6) git stash clean</text:p>
      <text:p text:style-name="P14">7) git stash -p :- for specific file code stash</text:p>
      <text:p text:style-name="P15">8) git cherry-pick comment_id</text:p>
      <text:p text:style-name="P15"/>
      <text:p text:style-name="P48">Git Part <text:span text:style-name="T28">5</text:span> :-</text:p>
      <text:p text:style-name="P51">SSH Authentication</text:p>
      <text:p text:style-name="P16"><text:tab/>It is used to only once and remove problem to add every time email password in git </text:p>
      <text:p text:style-name="P17">1-&gt; goto github <text:s/>-&gt; inside <text:s/>clone and download <text:s/>click <text:span text:style-name="T29">Use SSH</text:span></text:p>
      <text:p text:style-name="P17">2 -&gt; copy the link </text:p>
      <text:p text:style-name="P17">3 -&gt; goto terminal and type -&gt; ssh-keygen --&gt; press enter</text:p>
      <text:p text:style-name="P18">4) -&gt; press enter for default locaton</text:p>
      <text:p text:style-name="P61">5) -&gt; enter passphrase :- press enter (if you add and phrase you can do)</text:p>
      <text:p text:style-name="P62">6) -&gt; enter same passphrase :- same as 5</text:p>
      <text:p text:style-name="P19">7) -<text:span text:style-name="T31">&gt; </text:span>it give locationn in msg :-</text:p>
      <text:p text:style-name="P19"><text:tab/>your public key has been saved in path</text:p>
      <text:p text:style-name="P20">8) -<text:span text:style-name="T31">&gt; </text:span>goto path and open public folder (extension is PUB <text:span text:style-name="T30">File</text:span>)</text:p>
      <text:p text:style-name="P21">9) -<text:span text:style-name="T31">&gt; </text:span>Finally copy to all it <text:span text:style-name="T31">and goto github</text:span></text:p>
      <text:p text:style-name="P22">10) -&gt; <text:span text:style-name="T32">goto settings -&gt; click SSH and GPG keys</text:span></text:p>
      <text:p text:style-name="P63">11) -&gt; click New SSH Keys button -&gt; enter copied key in key section and also provide title(any title give)</text:p>
      <text:p text:style-name="P23">12) -&gt; goto to terminal and clone your repositary</text:p>
      <text:p text:style-name="P23"/>
      <text:p text:style-name="P52">Git Command Shorter </text:p>
      <text:p text:style-name="P64">git config --global alias.change_command_name orignal command</text:p>
      <text:p text:style-name="P66"><text:soft-page-break/>Some Important Links </text:p>
      <text:p text:style-name="P65">https://www.youtube.com/watch?v=AS2uIDwkikk</text:p>
      <text:p text:style-name="P65"/>
      <text:p text:style-name="P65">https://www.youtube.com/watch?v=1bS8VpQK29o</text:p>
      <text:p text:style-name="P65"/>
      <text:p text:style-name="P65">https://www.youtube.com/watch?v=uixvP7sBnek&amp;list=PL_HlKez9XCSNExhnKOYAGOhedSPaUE9cB&amp;index=2</text:p>
      <text:p text:style-name="P65"/>
      <text:p text:style-name="P65">Most Usefull :- https://www.youtube.com/watch?v=_zOyHlxdboI</text:p>
      <text:p text:style-name="P65"/>
      <text:p text:style-name="P65">https://www.youtube.com/watch?v=ibo_wlpmcsE</text:p>
      <text:p text:style-name="P6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SFMono-Regular" svg:font-family="SFMono-Regular, Consolas, 'Liberation Mono', Menlo, Courier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0T10:58:24.405417995</meta:creation-date>
    <dc:date>2019-01-16T15:35:45.589383906</dc:date>
    <meta:editing-duration>PT12H21M21S</meta:editing-duration>
    <meta:editing-cycles>97</meta:editing-cycles>
    <meta:generator>LibreOffice/5.1.6.2$Linux_X86_64 LibreOffice_project/10m0$Build-2</meta:generator>
    <meta:document-statistic meta:table-count="0" meta:image-count="0" meta:object-count="0" meta:page-count="4" meta:paragraph-count="92" meta:word-count="624" meta:character-count="3620" meta:non-whitespace-character-count="3090"/>
  </office:meta>
</office:document-meta>
</file>